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size="11pt" fo:font-weight="bold" style:font-size-asian="11pt" style:font-weight-asian="bold" style:font-size-complex="11pt"/>
    </style:style>
    <style:style style:name="P2" style:family="paragraph" style:parent-style-name="Standard" style:list-style-name="L3"/>
    <style:style style:name="P3" style:family="paragraph" style:parent-style-name="Standard">
      <style:text-properties fo:color="#000000" fo:font-size="11pt" fo:font-weight="normal" style:font-size-asian="11pt" style:font-weight-asian="normal" style:font-size-complex="11pt" style:font-weight-complex="normal"/>
    </style:style>
    <style:style style:name="P4" style:family="paragraph" style:parent-style-name="Standard" style:list-style-name="L4">
      <style:text-properties fo:color="#000000" fo:font-size="11pt" fo:font-weight="normal" style:font-size-asian="11pt" style:font-weight-asian="normal" style:font-size-complex="11pt" style:font-weight-complex="normal"/>
    </style:style>
    <style:style style:name="P5" style:family="paragraph" style:parent-style-name="Standard" style:list-style-name="L6">
      <style:text-properties fo:color="#000000" fo:font-size="11pt" fo:font-weight="normal" style:font-size-asian="11pt" style:font-weight-asian="normal" style:font-size-complex="11pt" style:font-weight-complex="normal"/>
    </style:style>
    <style:style style:name="P6" style:family="paragraph" style:parent-style-name="Standard" style:list-style-name="L7">
      <style:text-properties fo:color="#000000" fo:font-size="11pt" fo:font-weight="normal" style:font-size-asian="11pt" style:font-weight-asian="normal" style:font-size-complex="11pt" style:font-weight-complex="normal"/>
    </style:style>
    <style:style style:name="P7" style:family="paragraph" style:parent-style-name="Standard" style:list-style-name="L4"/>
    <style:style style:name="P8" style:family="paragraph" style:parent-style-name="Standard">
      <style:text-properties fo:font-size="11pt" style:font-size-asian="11pt" style:font-size-complex="11pt"/>
    </style:style>
    <style:style style:name="P9" style:family="paragraph" style:parent-style-name="Standard" style:list-style-name="L1">
      <style:text-properties fo:font-size="11pt" style:font-size-asian="11pt" style:font-size-complex="11pt"/>
    </style:style>
    <style:style style:name="P10" style:family="paragraph" style:parent-style-name="Standard" style:list-style-name="L3">
      <style:text-properties fo:font-size="11pt" style:font-size-asian="11pt" style:font-size-complex="11pt"/>
    </style:style>
    <style:style style:name="P11" style:family="paragraph" style:parent-style-name="Standard" style:list-style-name="L5">
      <style:text-properties fo:font-size="11pt" style:font-size-asian="11pt" style:font-size-complex="11pt"/>
    </style:style>
    <style:style style:name="P12" style:family="paragraph" style:parent-style-name="Standard" style:list-style-name="L7">
      <style:text-properties fo:font-size="11pt" style:font-size-asian="11pt" style:font-size-complex="11pt"/>
    </style:style>
    <style:style style:name="P13" style:family="paragraph" style:parent-style-name="Standard" style:list-style-name="L8">
      <style:text-properties fo:font-size="11pt" style:font-size-asian="11pt" style:font-size-complex="11pt"/>
    </style:style>
    <style:style style:name="P14" style:family="paragraph" style:parent-style-name="Standard">
      <style:text-properties fo:font-size="11pt" fo:font-weight="bold" style:font-size-asian="11pt" style:font-weight-asian="bold" style:font-size-complex="11pt"/>
    </style:style>
    <style:style style:name="P15" style:family="paragraph" style:parent-style-name="Standard">
      <style:text-properties fo:font-size="11pt" fo:font-weight="normal" style:font-size-asian="11pt" style:font-weight-asian="normal" style:font-size-complex="11pt" style:font-weight-complex="normal"/>
    </style:style>
    <style:style style:name="P16" style:family="paragraph" style:parent-style-name="Standard" style:list-style-name="L2">
      <style:text-properties fo:font-size="11pt" fo:font-weight="normal" style:font-size-asian="11pt" style:font-weight-asian="normal" style:font-size-complex="11pt" style:font-weight-complex="normal"/>
    </style:style>
    <style:style style:name="P17" style:family="paragraph" style:parent-style-name="Standard" style:list-style-name="L8">
      <style:text-properties fo:font-size="11pt" style:text-underline-style="solid" style:text-underline-width="auto" style:text-underline-color="font-color" style:font-size-asian="11pt" style:font-size-complex="11pt"/>
    </style:style>
    <style:style style:name="P18" style:family="paragraph" style:parent-style-name="Standard" style:master-page-name="Standard">
      <style:paragraph-properties style:page-number="auto"/>
      <style:text-properties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color="#ff0000" fo:font-size="11pt" fo:font-weight="bold" style:font-size-asian="11pt" style:font-weight-asian="bold" style:font-size-complex="11pt"/>
    </style:style>
    <style:style style:name="T5" style:family="text">
      <style:text-properties fo:color="#ff0000" fo:font-size="11pt" fo:font-weight="normal" style:font-size-asian="11pt" style:font-weight-asian="normal" style:font-size-complex="11pt" style:font-weight-complex="normal"/>
    </style:style>
    <style:style style:name="T6" style:family="text">
      <style:text-properties fo:color="#000000" fo:font-weight="normal" style:font-weight-asian="normal" style:font-weight-complex="normal"/>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font-size="11pt" fo:font-weight="bold" style:font-size-asian="11pt" style:font-weight-asian="bold"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NOMBRE EMPRENDEDOR/A_______Axel Perez Gaspar_____________________</text:span></text:p>
      <text:p text:style-name="P8"><text:span text:style-name="T1">NOMBRE DE LA EMPRESA_________AxelGas__________________________________</text:span><text:bookmark text:name="Bookmark"/></text:p>
      <text:p text:style-name="P8"><text:span text:style-name="T1">RAZÓN SOCIAL_____________26753192y__________________________</text:span></text:p>
      <text:p text:style-name="P14"/>
      <text:p text:style-name="P8"><text:span text:style-name="T1">1.- PRESENTACIÓN DEL PROYECTO Y DEL EMPRENDEDOR.</text:span></text:p>
      <text:list xml:id="list4929852933780848154" text:style-name="L1">
        <text:list-item>
          <text:list>
            <text:list-item>
              <text:p text:style-name="P9"><text:span text:style-name="T3">Explica tu motivación para emprender y las características personales que consideras son útiles para emprender.</text:span></text:p>
            </text:list-item>
          </text:list>
        </text:list-item>
      </text:list>
      <text:p text:style-name="P15"><text:tab/>Mi motivación es el hecho de crear algo, de tener algo mio, y que sea útil para los demás. Mi objetivo es desarrollar una idea, ya sea en forma de app, programa para ordenador o cualquier cosa que pueda ayudar a los demás, en mi caso orientada a otras autónomas y autónomos que necesiten una digitalización de sus negocios.</text:p>
      <text:p text:style-name="P15">Las características que considero más importantes son:</text:p>
      <text:list xml:id="list3665723837402098916" text:style-name="L2">
        <text:list-item>
          <text:p text:style-name="P16">Tener iniciativa: es importante que el emprendedor o emprendedora sea capaz de anticiparse a lo que pueda pasar, y estar al día de los cambios y las oportunidades que puedan surgirle.</text:p>
        </text:list-item>
        <text:list-item>
          <text:p text:style-name="P16">El optimismo y la ilusión también son importantes, ya que con una actitud optimista siempre hay más posibilidades de que una idea triunfe.</text:p>
        </text:list-item>
        <text:list-item>
          <text:p text:style-name="P16">También considero que hay que ser ambicioso, ya que no hay que dejar de pensar en como mejorar y evolucionar tu proyecto, pero a la vez honesto, y hay que saber aceptar las críticas y intentar mejorar el negocio a partir de ellas.</text:p>
        </text:list-item>
      </text:list>
      <text:p text:style-name="P8"><text:span text:style-name="T1">2.- IDEA DE NEGOCIO</text:span></text:p>
      <text:list xml:id="list7251685754619034293" text:style-name="L3">
        <text:list-item>
          <text:list>
            <text:list-item>
              <text:p text:style-name="P10"><text:span text:style-name="T3">Redacta tu idea de negocio aportando una propuesta de valor <text:s/>y dos objetivos a medio plazo,</text:span></text:p>
              <text:p text:style-name="P10">a) <text:span text:style-name="T6">Mi idea es crear un sistema informático, <text:s/>para que mis clientes puedan digitalizar todo su proceso de negocio. Agenda, base de datos de clientes (fichas medicas, etc.). Consistiría en una aplicación de móvil vinculada a un servidor instalado en un ordenador de sobremesa. </text:span></text:p>
              <text:p text:style-name="P10"><text:span text:style-name="T6">b) Estaría orientada a pymes, autónomos y autónomas de la rama de la salud (fisioterapeutas, osteópatas, oculistas...), para que puedan organizar su negocio de forma informática. Organizar la agenda, las fichas médicas con los datos de los pacientes, y en general poder centralizar toda la información de su empresa en un sistema informático.</text:span></text:p>
              <text:p text:style-name="P10"><text:span text:style-name="T6">c) Agilizar lo máximo las tareas de cuidados y mejoras de los pacientes. Los autónomos necesitan organización y ayuda informática para que sus negocios sean más ágiles y, en algunos aspectos, más automatizados, y mi objetivo es cubrir esa </text:span><text:soft-page-break/><text:span text:style-name="T6">necesidad, y sobretodo estar muy cerca de mis clientes, para que en cualquier momento puedan decirme si necesitan una cosa u otra, que pueda ayudarles a mejorar.</text:span></text:p>
              <text:p text:style-name="P2"><text:span text:style-name="T7">d) A corto plazo, me gustaría que mi sistema informático se pueda aplicar a los profesionales de la rama de la salud, pero me gustaría hacer que el sistema fuera flexible, de tal forma que a medio plazo pueda adaptar mi proyecto a otros ámbitos, como talleres de coches, bares o otro tipo de negocio.</text:span></text:p>
            </text:list-item>
          </text:list>
        </text:list-item>
      </text:list>
      <text:p text:style-name="Standard"><text:span text:style-name="T8">3.- EL MERCADO </text:span></text:p>
      <text:list xml:id="list8323315860356250874" text:style-name="L4">
        <text:list-header>
          <text:p text:style-name="P7"><text:span text:style-name="T7">3.1.</text:span><text:span text:style-name="T4"> Explica a qué tipo de mercado se acerca más tu producto, analizando si hay marcas, si la competencia son empresas pequeñas o hay alguna empresa líder <text:s/>y explicando cuál es la estructura que tiene.</text:span></text:p>
          <text:p text:style-name="P4">Estaría hablando de un mercado de competencia perfecta, ya que pese a que no he encontrado empresas que realicen exactamente lo que tengo pensado, si que hay muchas aplicaciones y sistemas informáticos orientados a la digitalización de las empresas. Estoy hablando de empresas pequeñas, que ofrecen productos baratos pero con poca funcionabilidad, y muy alejado del cliente. Ofrecen su producto, y que el cliente se encargue de manejar y aprender a usarlo.</text:p>
        </text:list-header>
      </text:list>
      <text:list xml:id="list8495196023105003710" text:style-name="L5">
        <text:list-item>
          <text:list>
            <text:list-item>
              <text:p text:style-name="P11"><text:span text:style-name="T3">Describe los criterios de segmentación y tu cliente objetivo.</text:span></text:p>
            </text:list-item>
          </text:list>
        </text:list-item>
      </text:list>
      <text:p text:style-name="P3"><text:tab/>Mi cliente objetivo son autónomos y autónomas, pero pueden tener o bien un negocio pequeño, o ya tener un negocio más grande. En ese sentido, como criterios de segmentación, me centraría en el tipo de empresa y en los factores económicos. </text:p>
      <text:list xml:id="list5366731834753067993" text:style-name="L6">
        <text:list-item>
          <text:list>
            <text:list-item>
              <text:p text:style-name="P5">Empresas más pequeñas: Producto más sencillo, por ejemplo que sea solo la APP de móvil, y que no tenga tantas funcionalidades.</text:p>
            </text:list-item>
            <text:list-item>
              <text:p text:style-name="P5">Empresas con más nivel económico: Además de la APP, ofrezco el sistema centralizado con el servidor en el ordenador de sobremesa.</text:p>
            </text:list-item>
          </text:list>
        </text:list-item>
      </text:list>
      <text:list xml:id="list613715877274120397" text:style-name="L7">
        <text:list-item>
          <text:list>
            <text:list-item>
              <text:p text:style-name="P12"><text:span text:style-name="T3">Explica qué elementos del entorno general pueden afectar más a tu empresa a corto y medio plazo.</text:span></text:p>
              <text:p text:style-name="P6"><text:span text:style-name="T2">- Factores politico legales: </text:span>En principio no me afectarían, dado que mi idea no depende de ningún elemento de la administración pública, ni puede entrar en confrontación con ningún elemento jurídico.</text:p>
              <text:p text:style-name="P6"><text:span text:style-name="T2">- Factores económicos: </text:span>Puede influir el hecho de que si mis clientes, debido a alguna crisis económica de algún tipo, se ven obligados a reducir costes y ahorrar gastos, al ser un producto que no es indispensable, si no una utilidad, pueden prescindir de el, y eso conlleva menos ventas.</text:p>
              <text:p text:style-name="P6"><text:span text:style-name="T2">- Factores socioculturales:</text:span> Últimamente observo que mucha más gente se cuida a nivel físico. He hablado con muchos conocidos que tengo en el ámbito sanitario, y la mayoría me dicen que curiosamente desde que acabó el confinamiento, están <text:soft-page-break/>teniendo muchos más clientes, y están observando que la gente tiende más a hacer deporte y a cuidarse, sobretodo en el campo de la fisioterapia y los masajes y, como es lógico, si mis potenciales clientes van teniendo más venta, yo tengo más posibilidades de vender mi producto.</text:p>
              <text:p text:style-name="P6"><text:span text:style-name="T2">- Factores tecnológicos: </text:span>Puesto que mi producto depende prácticamente a la tecnología (Internet, telefonía móvil, ordenadores...) estoy muy influenciado por la realidad actual en ese aspecto.</text:p>
            </text:list-item>
          </text:list>
        </text:list-item>
      </text:list>
      <text:list xml:id="list1842516732226650022" text:style-name="L8">
        <text:list-item>
          <text:list>
            <text:list-item>
              <text:p text:style-name="P13"><text:span text:style-name="T3">Identifica las empresas que son tu competencia, analizando sus productos, marca, calidad, precios, promoción y distribución que utilizan.</text:span></text:p>
              <text:p text:style-name="P17"><text:span text:style-name="T3"/></text:p>
            </text:list-item>
          </text:list>
        </text:list-item>
      </text:list>
      <text:p text:style-name="P8"><text:span text:style-name="T3">3.5. Análisis DAFO</text:span></text:p>
      <text:p text:style-name="P8"><text:span text:style-name="T3">3.6 Localización de la empresa (explica dónde te localizas y los factores que determinan esa localización)</text:span></text:p>
      <text:p text:style-name="P8"><text:span text:style-name="T3">3.7. Responsabilidad social corporativa que puede tener tu empresa (explica si vas a utilizar alguna práctica).</text:span></text:p>
      <text:p text:style-name="P1"/>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lar</meta:initial-creator>
    <dc:creator>Axel </dc:creator>
    <meta:editing-cycles>7</meta:editing-cycles>
    <meta:creation-date>2020-11-02T16:26:00</meta:creation-date>
    <dc:date>2020-11-22T19:35:36.82</dc:date>
    <meta:editing-duration>PT7H13M29S</meta:editing-duration>
    <meta:generator>OpenOffice/4.1.7$Win32 OpenOffice.org_project/417m1$Build-9800</meta:generator>
    <meta:document-statistic meta:table-count="0" meta:image-count="0" meta:object-count="0" meta:page-count="3" meta:paragraph-count="32" meta:word-count="908" meta:character-count="56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